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>
  <office:automatic-styles>
    <style:style style:name="P1" style:family="paragraph">
      <style:text-properties fo:font-size="12pt"/>
    </style:style>
    <style:style style:name="T2" style:family="text">
      <style:text-properties fo:font-size="30pt" fo:color="#FF0000"/>
    </style:style>
    <style:style style:name="T3" style:family="text">
      <style:text-properties fo:font-size="14pt" fo:font-weight="bold"/>
    </style:style>
    <style:style style:name="T4" style:family="text">
      <style:text-properties fo:font-size="17pt" style:text-underline-style="solid" style:text-underline-width="auto" style:text-underline-color="font-color"/>
    </style:style>
  </office:automatic-styles>
  <office:body>
    <office:text>
      <text:p text:style-name="P1"><text:span text:style-name="T2">Header</text:span></text:p>
      <text:p text:style-name="P1"><text:span text:style-name="T3">Some text 1.</text:span><text:span text:style-name="T4">Some text 2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fo="urn:oasis:names:tc:opendocument:xmlns:xsl-fo-compatible:1.0">
  <office:styles>
    <style:style style:name="Standard" style:family="paragraph" style:class="text">
      <style:text-properties fo:font-size="12pt" style:font-name="Liberation Sans"/>
    </style:style>
  </office: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MicrosoftOffice/15.0 MicrosoftWord</meta:generator>
    <title/>
    <description>just test odt file</description>
    <subject>just test odt file</subject>
    <initial-creator>Hi it's me</initial-creator>
    <creator>It's me too</creator>
    <meta:creation-date>2025-04-02T20:49:45Z</meta:creation-date>
    <dc:date>2025-04-02T20:49:45Z</dc:date>
    <template xlink:href="Normal.dotm" xlink:type="simple"/>
    <editing-cycles>
			1
		</editing-cycles>
    <editing-duration>
			PT60S
		</editing-duration>
  </office:meta>
</office:document-meta>
</file>

<file path=META_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